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2ad" officeooo:paragraph-rsid="000ab2ad"/>
    </style:style>
    <style:style style:name="P2" style:family="paragraph" style:parent-style-name="Standard">
      <style:text-properties officeooo:rsid="000cb265" officeooo:paragraph-rsid="000cb265"/>
    </style:style>
    <style:style style:name="P3" style:family="paragraph" style:parent-style-name="Standard">
      <style:text-properties officeooo:rsid="000e6644" officeooo:paragraph-rsid="000e6644"/>
    </style:style>
    <style:style style:name="P4" style:family="paragraph" style:parent-style-name="Standard">
      <style:text-properties officeooo:rsid="000e7da0" officeooo:paragraph-rsid="000e7da0"/>
    </style:style>
    <style:style style:name="T1" style:family="text">
      <style:text-properties officeooo:rsid="000e6644"/>
    </style:style>
    <style:style style:name="T2" style:family="text">
      <style:text-properties officeooo:rsid="001034fd"/>
    </style:style>
    <style:style style:name="T3" style:family="text">
      <style:text-properties officeooo:rsid="001102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chmal muss man sich einfach zerstören</text:p>
      <text:p text:style-name="P1">Ich will meinen Spiegel nicht mehr sehn</text:p>
      <text:p text:style-name="P1">Ich kann mein Gejammer nicht mehr hören<text:line-break/>Manchmal muss man endlich einfach gehen</text:p>
      <text:p text:style-name="P1"/>
      <text:p text:style-name="P1">Ich will mich irgendwo verlieren</text:p>
      <text:p text:style-name="P1">Dort, wo die Sonne nicht mehr scheint</text:p>
      <text:p text:style-name="P1">Ich will nicht länger existieren</text:p>
      <text:p text:style-name="P1">Schluss mit dem endlos langen Sein</text:p>
      <text:p text:style-name="P1"/>
      <text:p text:style-name="P1">Alles in mir schreit nach dem Vergessen</text:p>
      <text:p text:style-name="P1">Alles fragt mich ständig nach dem Wert</text:p>
      <text:p text:style-name="P1">Ich will mich nicht länger bemessen</text:p>
      <text:p text:style-name="P1">Bis meine Geschichte sich verkehrt</text:p>
      <text:p text:style-name="P1"/>
      <text:p text:style-name="P2">Ich hab keine Angst mehr vor dem sterben</text:p>
      <text:p text:style-name="P2">Angst ist weitaus schlimmer als der Tod</text:p>
      <text:p text:style-name="P3">Immer wenn wir aufgerissen werden</text:p>
      <text:p text:style-name="P2"><text:span text:style-name="T1">Prallen wir gegen ein Denkv</text:span>erbot</text:p>
      <text:p text:style-name="P1"/>
      <text:p text:style-name="P1">Manchmal muss man sich einfach vernichten</text:p>
      <text:p text:style-name="P1">Wie oft hab ich das jetzt schon gemacht</text:p>
      <text:p text:style-name="P1">Doch mich als neuen zu erdichten</text:p>
      <text:p text:style-name="P1">Hat sich wohl der Schöpfer so gedacht</text:p>
      <text:p text:style-name="P1"/>
      <text:p text:style-name="P1">Nie wieder, das hab ich mir geschworen</text:p>
      <text:p text:style-name="P1">Und das Karma ist völlig Bankrott</text:p>
      <text:p text:style-name="P1">Diesmal werde ich als Mensch geboren</text:p>
      <text:p text:style-name="P1">Diesmal werd ich mein eigener Gott!</text:p>
      <text:p text:style-name="P1"/>
      <text:p text:style-name="P4">Strophe 1:</text:p>
      <text:p text:style-name="P4">h<text:tab/>f#<text:tab/>h<text:tab/>f#<text:tab/>d<text:tab/>a<text:tab/>h/f#<text:tab/>h</text:p>
      <text:p text:style-name="P4"/>
      <text:p text:style-name="P4">Strophe 2:</text:p>
      <text:p text:style-name="P4">g<text:tab/>d<text:tab/>e<text:tab/><text:span text:style-name="T2">h</text:span><text:tab/>g<text:tab/>d<text:tab/>e<text:tab/><text:span text:style-name="T3">F#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2:43:42.980252469</meta:creation-date>
    <dc:date>2015-07-09T19:34:38.964989546</dc:date>
    <meta:editing-duration>PT25M19S</meta:editing-duration>
    <meta:editing-cycles>5</meta:editing-cycles>
    <meta:generator>LibreOffice/4.3.3.2$Linux_X86_64 LibreOffice_project/430m0$Build-2</meta:generator>
    <dc:creator>oxymoronist </dc:creator>
    <meta:document-statistic meta:table-count="0" meta:image-count="0" meta:object-count="0" meta:page-count="1" meta:paragraph-count="27" meta:word-count="171" meta:character-count="930" meta:non-whitespace-character-count="786"/>
  </office:meta>
</office:document-meta>
</file>